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4216" calcext:value-type="float">
            <text:p>110.6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0312" calcext:value-type="float">
            <text:p>110.7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7264" calcext:value-type="float">
            <text:p>110.6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7264" calcext:value-type="float">
            <text:p>110.6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4216" calcext:value-type="float">
            <text:p>110.6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4216" calcext:value-type="float">
            <text:p>110.6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4216" calcext:value-type="float">
            <text:p>110.6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4216" calcext:value-type="float">
            <text:p>110.6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1168" calcext:value-type="float">
            <text:p>110.6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1168" calcext:value-type="float">
            <text:p>110.6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1168" calcext:value-type="float">
            <text:p>110.6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1168" calcext:value-type="float">
            <text:p>110.6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1168" calcext:value-type="float">
            <text:p>110.6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12" calcext:value-type="float">
            <text:p>110.6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12" calcext:value-type="float">
            <text:p>110.6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12" calcext:value-type="float">
            <text:p>110.6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12" calcext:value-type="float">
            <text:p>110.6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5072" calcext:value-type="float">
            <text:p>110.6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5072" calcext:value-type="float">
            <text:p>110.6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5072" calcext:value-type="float">
            <text:p>110.6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5072" calcext:value-type="float">
            <text:p>110.6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5072" calcext:value-type="float">
            <text:p>110.6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5072" calcext:value-type="float">
            <text:p>110.6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9832" calcext:value-type="float">
            <text:p>110.6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9832" calcext:value-type="float">
            <text:p>110.6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9832" calcext:value-type="float">
            <text:p>110.6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5072" calcext:value-type="float">
            <text:p>110.6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4592" calcext:value-type="float">
            <text:p>110.6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4592" calcext:value-type="float">
            <text:p>110.6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4592" calcext:value-type="float">
            <text:p>110.6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4592" calcext:value-type="float">
            <text:p>110.6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4592" calcext:value-type="float">
            <text:p>110.6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4592" calcext:value-type="float">
            <text:p>110.6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6784" calcext:value-type="float">
            <text:p>110.6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4592" calcext:value-type="float">
            <text:p>110.6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4592" calcext:value-type="float">
            <text:p>110.6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4592" calcext:value-type="float">
            <text:p>110.6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4592" calcext:value-type="float">
            <text:p>110.6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4592" calcext:value-type="float">
            <text:p>110.6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6784" calcext:value-type="float">
            <text:p>110.6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6784" calcext:value-type="float">
            <text:p>110.6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6784" calcext:value-type="float">
            <text:p>110.6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9832" calcext:value-type="float">
            <text:p>110.6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9832" calcext:value-type="float">
            <text:p>110.6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6784" calcext:value-type="float">
            <text:p>110.6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6784" calcext:value-type="float">
            <text:p>110.6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6784" calcext:value-type="float">
            <text:p>110.6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8496" calcext:value-type="float">
            <text:p>110.6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8496" calcext:value-type="float">
            <text:p>110.6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8496" calcext:value-type="float">
            <text:p>110.6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8496" calcext:value-type="float">
            <text:p>110.6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8392" calcext:value-type="float">
            <text:p>110.5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8392" calcext:value-type="float">
            <text:p>110.5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8392" calcext:value-type="float">
            <text:p>110.5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8392" calcext:value-type="float">
            <text:p>110.5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8392" calcext:value-type="float">
            <text:p>110.5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8392" calcext:value-type="float">
            <text:p>110.5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8392" calcext:value-type="float">
            <text:p>110.5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8496" calcext:value-type="float">
            <text:p>110.6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8496" calcext:value-type="float">
            <text:p>110.6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1544" calcext:value-type="float">
            <text:p>110.6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1544" calcext:value-type="float">
            <text:p>110.6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1544" calcext:value-type="float">
            <text:p>110.6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8496" calcext:value-type="float">
            <text:p>110.6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1544" calcext:value-type="float">
            <text:p>110.6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1544" calcext:value-type="float">
            <text:p>110.6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4592" calcext:value-type="float">
            <text:p>110.6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1544" calcext:value-type="float">
            <text:p>110.6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1544" calcext:value-type="float">
            <text:p>110.6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1544" calcext:value-type="float">
            <text:p>110.6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4592" calcext:value-type="float">
            <text:p>110.6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1544" calcext:value-type="float">
            <text:p>110.6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1544" calcext:value-type="float">
            <text:p>110.6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8496" calcext:value-type="float">
            <text:p>110.6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8392" calcext:value-type="float">
            <text:p>110.5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5344" calcext:value-type="float">
            <text:p>110.5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62" calcext:value-type="float">
            <text:p>110.5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62" calcext:value-type="float">
            <text:p>110.5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2296" calcext:value-type="float">
            <text:p>110.5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3152" calcext:value-type="float">
            <text:p>110.5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4008" calcext:value-type="float">
            <text:p>110.5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096" calcext:value-type="float">
            <text:p>110.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096" calcext:value-type="float">
            <text:p>110.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096" calcext:value-type="float">
            <text:p>110.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7912" calcext:value-type="float">
            <text:p>110.5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1816" calcext:value-type="float">
            <text:p>110.5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8768" calcext:value-type="float">
            <text:p>110.5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572" calcext:value-type="float">
            <text:p>110.5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572" calcext:value-type="float">
            <text:p>110.5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572" calcext:value-type="float">
            <text:p>110.5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6576" calcext:value-type="float">
            <text:p>110.5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9624" calcext:value-type="float">
            <text:p>110.5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8768" calcext:value-type="float">
            <text:p>110.5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572" calcext:value-type="float">
            <text:p>110.5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572" calcext:value-type="float">
            <text:p>110.5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7912" calcext:value-type="float">
            <text:p>110.5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2296" calcext:value-type="float">
            <text:p>110.5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8496" calcext:value-type="float">
            <text:p>110.6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1544" calcext:value-type="float">
            <text:p>110.6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12" calcext:value-type="float">
            <text:p>110.6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4216" calcext:value-type="float">
            <text:p>110.6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336" calcext:value-type="float">
            <text:p>110.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336" calcext:value-type="float">
            <text:p>110.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86" calcext:value-type="float">
            <text:p>110.7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1648" calcext:value-type="float">
            <text:p>110.7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7744" calcext:value-type="float">
            <text:p>110.7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384" calcext:value-type="float">
            <text:p>110.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9936" calcext:value-type="float">
            <text:p>110.7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2128" calcext:value-type="float">
            <text:p>110.7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5176" calcext:value-type="float">
            <text:p>110.7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6512" calcext:value-type="float">
            <text:p>110.7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6512" calcext:value-type="float">
            <text:p>110.7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956" calcext:value-type="float">
            <text:p>110.7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1752" calcext:value-type="float">
            <text:p>110.7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5656" calcext:value-type="float">
            <text:p>110.7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956" calcext:value-type="float">
            <text:p>110.7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5656" calcext:value-type="float">
            <text:p>110.7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5656" calcext:value-type="float">
            <text:p>110.7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5656" calcext:value-type="float">
            <text:p>110.7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0416" calcext:value-type="float">
            <text:p>110.7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956" calcext:value-type="float">
            <text:p>110.7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8704" calcext:value-type="float">
            <text:p>110.7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0416" calcext:value-type="float">
            <text:p>110.7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6512" calcext:value-type="float">
            <text:p>110.7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6512" calcext:value-type="float">
            <text:p>110.7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956" calcext:value-type="float">
            <text:p>110.7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6512" calcext:value-type="float">
            <text:p>110.7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0416" calcext:value-type="float">
            <text:p>110.7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0416" calcext:value-type="float">
            <text:p>110.7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7368" calcext:value-type="float">
            <text:p>110.7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7368" calcext:value-type="float">
            <text:p>110.7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1272" calcext:value-type="float">
            <text:p>110.7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5176" calcext:value-type="float">
            <text:p>110.7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0416" calcext:value-type="float">
            <text:p>110.7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5656" calcext:value-type="float">
            <text:p>110.7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7848" calcext:value-type="float">
            <text:p>110.7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0896" calcext:value-type="float">
            <text:p>110.8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3088" calcext:value-type="float">
            <text:p>110.8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3088" calcext:value-type="float">
            <text:p>110.8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9184" calcext:value-type="float">
            <text:p>110.8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9184" calcext:value-type="float">
            <text:p>110.8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9184" calcext:value-type="float">
            <text:p>110.8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528" calcext:value-type="float">
            <text:p>110.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9184" calcext:value-type="float">
            <text:p>110.8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528" calcext:value-type="float">
            <text:p>110.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528" calcext:value-type="float">
            <text:p>110.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528" calcext:value-type="float">
            <text:p>110.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9184" calcext:value-type="float">
            <text:p>110.8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528" calcext:value-type="float">
            <text:p>110.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8328" calcext:value-type="float">
            <text:p>110.8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8328" calcext:value-type="float">
            <text:p>110.8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528" calcext:value-type="float">
            <text:p>110.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528" calcext:value-type="float">
            <text:p>110.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1376" calcext:value-type="float">
            <text:p>110.8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8328" calcext:value-type="float">
            <text:p>110.8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528" calcext:value-type="float">
            <text:p>110.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1376" calcext:value-type="float">
            <text:p>110.8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8328" calcext:value-type="float">
            <text:p>110.8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1376" calcext:value-type="float">
            <text:p>110.8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1376" calcext:value-type="float">
            <text:p>110.8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8328" calcext:value-type="float">
            <text:p>110.8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528" calcext:value-type="float">
            <text:p>110.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4424" calcext:value-type="float">
            <text:p>110.8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1376" calcext:value-type="float">
            <text:p>110.8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4424" calcext:value-type="float">
            <text:p>110.8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4424" calcext:value-type="float">
            <text:p>110.8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4424" calcext:value-type="float">
            <text:p>110.8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1376" calcext:value-type="float">
            <text:p>110.8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1376" calcext:value-type="float">
            <text:p>110.8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4424" calcext:value-type="float">
            <text:p>110.8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7472" calcext:value-type="float">
            <text:p>110.8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7472" calcext:value-type="float">
            <text:p>110.8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7472" calcext:value-type="float">
            <text:p>110.8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052" calcext:value-type="float">
            <text:p>110.8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1376" calcext:value-type="float">
            <text:p>110.8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052" calcext:value-type="float">
            <text:p>110.8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4424" calcext:value-type="float">
            <text:p>110.8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7472" calcext:value-type="float">
            <text:p>110.8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3568" calcext:value-type="float">
            <text:p>110.8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7472" calcext:value-type="float">
            <text:p>110.8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7472" calcext:value-type="float">
            <text:p>110.8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052" calcext:value-type="float">
            <text:p>110.8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052" calcext:value-type="float">
            <text:p>110.8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6616" calcext:value-type="float">
            <text:p>110.8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7472" calcext:value-type="float">
            <text:p>110.8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7472" calcext:value-type="float">
            <text:p>110.8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3568" calcext:value-type="float">
            <text:p>110.8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8328" calcext:value-type="float">
            <text:p>110.8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7848" calcext:value-type="float">
            <text:p>110.7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1752" calcext:value-type="float">
            <text:p>110.7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528" calcext:value-type="float">
            <text:p>110.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004" calcext:value-type="float">
            <text:p>110.8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7848" calcext:value-type="float">
            <text:p>110.7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3944" calcext:value-type="float">
            <text:p>110.8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3944" calcext:value-type="float">
            <text:p>110.8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0896" calcext:value-type="float">
            <text:p>110.8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0896" calcext:value-type="float">
            <text:p>110.8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0896" calcext:value-type="float">
            <text:p>110.8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0896" calcext:value-type="float">
            <text:p>110.8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7848" calcext:value-type="float">
            <text:p>110.7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48" calcext:value-type="float">
            <text:p>110.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48" calcext:value-type="float">
            <text:p>110.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7848" calcext:value-type="float">
            <text:p>110.7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7848" calcext:value-type="float">
            <text:p>110.7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1752" calcext:value-type="float">
            <text:p>110.7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1752" calcext:value-type="float">
            <text:p>110.7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48" calcext:value-type="float">
            <text:p>110.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8704" calcext:value-type="float">
            <text:p>110.7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8704" calcext:value-type="float">
            <text:p>110.7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8704" calcext:value-type="float">
            <text:p>110.7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5656" calcext:value-type="float">
            <text:p>110.7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956" calcext:value-type="float">
            <text:p>110.7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956" calcext:value-type="float">
            <text:p>110.7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6512" calcext:value-type="float">
            <text:p>110.7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6512" calcext:value-type="float">
            <text:p>110.7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0416" calcext:value-type="float">
            <text:p>110.7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0416" calcext:value-type="float">
            <text:p>110.7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0416" calcext:value-type="float">
            <text:p>110.7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7368" calcext:value-type="float">
            <text:p>110.7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7368" calcext:value-type="float">
            <text:p>110.7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1272" calcext:value-type="float">
            <text:p>110.7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5176" calcext:value-type="float">
            <text:p>110.7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2128" calcext:value-type="float">
            <text:p>110.7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2128" calcext:value-type="float">
            <text:p>110.7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5176" calcext:value-type="float">
            <text:p>110.7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5176" calcext:value-type="float">
            <text:p>110.7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5176" calcext:value-type="float">
            <text:p>110.7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5176" calcext:value-type="float">
            <text:p>110.7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1272" calcext:value-type="float">
            <text:p>110.7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5176" calcext:value-type="float">
            <text:p>110.7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2128" calcext:value-type="float">
            <text:p>110.7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908" calcext:value-type="float">
            <text:p>110.7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6032" calcext:value-type="float">
            <text:p>110.7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6032" calcext:value-type="float">
            <text:p>110.7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6032" calcext:value-type="float">
            <text:p>110.7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2984" calcext:value-type="float">
            <text:p>110.7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2984" calcext:value-type="float">
            <text:p>110.7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6032" calcext:value-type="float">
            <text:p>110.7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908" calcext:value-type="float">
            <text:p>110.7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2128" calcext:value-type="float">
            <text:p>110.7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7368" calcext:value-type="float">
            <text:p>110.7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6512" calcext:value-type="float">
            <text:p>110.7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5656" calcext:value-type="float">
            <text:p>110.7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48" calcext:value-type="float">
            <text:p>110.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3944" calcext:value-type="float">
            <text:p>110.8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3944" calcext:value-type="float">
            <text:p>110.8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004" calcext:value-type="float">
            <text:p>110.8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004" calcext:value-type="float">
            <text:p>110.8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3088" calcext:value-type="float">
            <text:p>110.8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9184" calcext:value-type="float">
            <text:p>110.8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9184" calcext:value-type="float">
            <text:p>110.8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9184" calcext:value-type="float">
            <text:p>110.8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9184" calcext:value-type="float">
            <text:p>110.8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9184" calcext:value-type="float">
            <text:p>110.8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3088" calcext:value-type="float">
            <text:p>110.8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3088" calcext:value-type="float">
            <text:p>110.8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3088" calcext:value-type="float">
            <text:p>110.8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3088" calcext:value-type="float">
            <text:p>110.8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3088" calcext:value-type="float">
            <text:p>110.8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004" calcext:value-type="float">
            <text:p>110.8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3944" calcext:value-type="float">
            <text:p>110.8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3944" calcext:value-type="float">
            <text:p>110.8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0896" calcext:value-type="float">
            <text:p>110.8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0896" calcext:value-type="float">
            <text:p>110.8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7848" calcext:value-type="float">
            <text:p>110.7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7848" calcext:value-type="float">
            <text:p>110.7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7848" calcext:value-type="float">
            <text:p>110.7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48" calcext:value-type="float">
            <text:p>110.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48" calcext:value-type="float">
            <text:p>110.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48" calcext:value-type="float">
            <text:p>110.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1752" calcext:value-type="float">
            <text:p>110.7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1752" calcext:value-type="float">
            <text:p>110.7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8704" calcext:value-type="float">
            <text:p>110.7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8704" calcext:value-type="float">
            <text:p>110.7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1752" calcext:value-type="float">
            <text:p>110.7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5656" calcext:value-type="float">
            <text:p>110.7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5656" calcext:value-type="float">
            <text:p>110.7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6512" calcext:value-type="float">
            <text:p>110.7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3088" calcext:value-type="float">
            <text:p>110.8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956" calcext:value-type="float">
            <text:p>110.7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956" calcext:value-type="float">
            <text:p>110.7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" calcext:value-type="float">
            <text:p>110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1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19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952" calcext:value-type="float">
            <text:p>110.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096" calcext:value-type="float">
            <text:p>110.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1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30112243401</text:p>
          </table:table-cell>
          <table:table-cell office:value-type="string" calcext:value-type="string">
            <text:p>B-18-01 31CCD [MW-4B3]</text:p>
          </table:table-cell>
          <table:table-cell office:value-type="string" calcext:value-type="string">
            <text:p>201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904" calcext:value-type="float">
            <text:p>110.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90" meta:object-count="0"/>
    <meta:user-defined meta:name="AppVersion">3.0</meta:user-defined>
  </office:meta>
</office:document-meta>
</file>